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 style:master-page-name="">
      <style:table-properties style:width="18.891cm" fo:margin-left="0cm" fo:margin-right="0.109cm" style:page-number="auto" table:align="margins"/>
    </style:style>
    <style:style style:name="Tabella7.A" style:family="table-column">
      <style:table-column-properties style:column-width="2.91cm" style:rel-column-width="1650*"/>
    </style:style>
    <style:style style:name="Tabella7.B" style:family="table-column">
      <style:table-column-properties style:column-width="6.586cm" style:rel-column-width="3734*"/>
    </style:style>
    <style:style style:name="Tabella7.C" style:family="table-column">
      <style:table-column-properties style:column-width="9.394cm" style:rel-column-width="5326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185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91cm" style:rel-column-width="1650*"/>
    </style:style>
    <style:style style:name="Tabella3.B" style:family="table-column">
      <style:table-column-properties style:column-width="7.197cm" style:rel-column-width="4080*"/>
    </style:style>
    <style:style style:name="Tabella3.C" style:family="table-column">
      <style:table-column-properties style:column-width="2.381cm" style:rel-column-width="1350*"/>
    </style:style>
    <style:style style:name="Tabella3.D" style:family="table-column">
      <style:table-column-properties style:column-width="1.905cm" style:rel-column-width="1080*"/>
    </style:style>
    <style:style style:name="Tabella3.E" style:family="table-column">
      <style:table-column-properties style:column-width="2.699cm" style:rel-column-width="1530*"/>
    </style:style>
    <style:style style:name="Tabella3.F" style:family="table-column">
      <style:table-column-properties style:column-width="1.909cm" style:rel-column-width="1082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9.999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 style:shadow="none"/>
    </style:style>
    <style:style style:name="Tabella4.A" style:family="table-column">
      <style:table-column-properties style:column-width="2.91cm" style:rel-column-width="1650*"/>
    </style:style>
    <style:style style:name="Tabella4.B" style:family="table-column">
      <style:table-column-properties style:column-width="7.197cm" style:rel-column-width="4080*"/>
    </style:style>
    <style:style style:name="Tabella4.C" style:family="table-column">
      <style:table-column-properties style:column-width="2.381cm" style:rel-column-width="1350*"/>
    </style:style>
    <style:style style:name="Tabella4.D" style:family="table-column">
      <style:table-column-properties style:column-width="1.905cm" style:rel-column-width="1080*"/>
    </style:style>
    <style:style style:name="Tabella4.E" style:family="table-column">
      <style:table-column-properties style:column-width="2.699cm" style:rel-column-width="1530*"/>
    </style:style>
    <style:style style:name="Tabella4.F" style:family="table-column">
      <style:table-column-properties style:column-width="1.909cm" style:rel-column-width="1082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9.5cm" style:rel-column-width="32767*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005cm" style:rel-column-width="570*"/>
    </style:style>
    <style:style style:name="Tabella2.B" style:family="table-column">
      <style:table-column-properties style:column-width="3.995cm" style:rel-column-width="2265*"/>
    </style:style>
    <style:style style:name="Tabella2.C" style:family="table-column">
      <style:table-column-properties style:column-width="1.332cm" style:rel-column-width="755*"/>
    </style:style>
    <style:style style:name="Tabella2.D" style:family="table-column">
      <style:table-column-properties style:column-width="2.769cm" style:rel-column-width="1570*"/>
    </style:style>
    <style:style style:name="Tabella2.E" style:family="table-column">
      <style:table-column-properties style:column-width="1.293cm" style:rel-column-width="733*"/>
    </style:style>
    <style:style style:name="Tabella2.F" style:family="table-column">
      <style:table-column-properties style:column-width="1.21cm" style:rel-column-width="686*"/>
    </style:style>
    <style:style style:name="Tabella2.G" style:family="table-column">
      <style:table-column-properties style:column-width="2.789cm" style:rel-column-width="1581*"/>
    </style:style>
    <style:style style:name="Tabella2.H" style:family="table-column">
      <style:table-column-properties style:column-width="1.104cm" style:rel-column-width="626*"/>
    </style:style>
    <style:style style:name="Tabella2.I" style:family="table-column">
      <style:table-column-properties style:column-width="3.503cm" style:rel-column-width="1986*"/>
    </style:style>
    <style:style style:name="Tabella2.A1" style:family="table-cell">
      <style:table-cell-properties fo:padding="0cm" fo:border="none"/>
    </style:style>
    <style:style style:name="Tabella5" style:family="table">
      <style:table-properties style:width="19.001cm" table:align="margins" style:shadow="none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02ba08" officeooo:paragraph-rsid="005d06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068c" officeooo:paragraph-rsid="005d06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Text_20_body">
      <style:text-properties fo:font-size="6pt" style:font-size-asian="5.25pt" style:font-size-complex="6pt"/>
    </style:style>
    <style:style style:name="P7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5d2e5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63dd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9pt" officeooo:rsid="005d2e59" officeooo:paragraph-rsid="005d2e59" style:font-name-asian="SimSun" style:font-size-asian="9pt" style:font-name-complex="Tahoma" style:font-size-complex="9pt"/>
    </style:style>
    <style:style style:name="P26" style:family="paragraph" style:parent-style-name="Table_20_Contents"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32" style:family="paragraph" style:parent-style-name="Table_20_Contents">
      <style:text-properties fo:font-size="9pt" officeooo:rsid="00622a2e" officeooo:paragraph-rsid="00622a2e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39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40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P41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normal" officeooo:paragraph-rsid="005d068c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42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02ba08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Frame_20_contents">
      <style:paragraph-properties fo:text-align="start" style:justify-single-word="false"/>
    </style:style>
    <style:style style:name="P45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5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ba08" style:font-weight-asian="bold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Ubuntu Light" officeooo:rsid="0002ba08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officeooo:rsid="005bcc0e"/>
    </style:style>
    <style:style style:name="T13" style:family="text">
      <style:text-properties officeooo:rsid="006710b4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0.06pt solid #000000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22cm" fo:min-width="9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194cm" fo:min-width="9.061cm" style:run-through="background" draw:wrap-influence-on-position="once-concurrent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2.798cm" fo:min-width="9.107cm" style:run-through="background" draw:wrap-influence-on-position="once-concurrent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1.559cm" fo:min-width="9.2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0.945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2.24cm" fo:min-width="18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10.523cm" fo:min-width="18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custom-shape text:anchor-type="paragraph" draw:z-index="1" draw:style-name="gr2" draw:text-style-name="P45" svg:width="9.408cm" svg:height="3.541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"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42"><draw:custom-shape text:anchor-type="paragraph" draw:z-index="2" draw:style-name="gr3" draw:text-style-name="P45" svg:width="9.408cm" svg:height="3.098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671.940808195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 <text:s text:c="5"/>Spett.le</text:span></text:p>
          </table:table-cell>
          <table:covered-table-cell/>
          <table:table-cell table:style-name="Tabella7.C1" office:value-type="string">
            <text:p text:style-name="P43"><text:span text:style-name="T12"><text:s text:c="2"/>Codice cliente: </text:span><text:span text:style-name="T8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1"><text:placeholder text:placeholder-type="text">&lt;setLang(o.partner_id.lang or 'it_IT')&gt;</text:placeholder></text:span><draw:custom-shape text:anchor-type="char" draw:z-index="3" draw:style-name="gr4" draw:text-style-name="P45" svg:width="9.408cm" svg:height="1.726cm" svg:x="9.467cm" svg:y="3.358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placeholder text:placeholder-type="text">&lt;o.partner_id.name&gt;</text:placeholder></text:p>
            <text:p text:style-name="P15"><text:placeholder text:placeholder-type="text">&lt;o.partner_id.street&gt;</text:placeholder></text:p>
            <text:p text:style-name="P13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  <text:p text:style-name="P5"><text:span text:style-name="T9">P.IVA: </text:span><text:span text:style-name="T6"><text:placeholder text:placeholder-type="text">&lt;o.partner_id.vat&gt;</text:placeholder></text:span><text:span text:style-name="T6"> <text:s text:c="6"/></text:span><text:span text:style-name="T9">Telefono: </text:span><text:span text:style-name="T6"><text:placeholder text:placeholder-type="text">&lt;o.partner_id.phone&gt;</text:placeholder></text:span><text:span text:style-name="T9"><text:line-break/>Fax: </text:span><text:span text:style-name="T6"><text:placeholder text:placeholder-type="text">&lt;o.partner_id.fax&gt;</text:placeholder></text:span><text:span text:style-name="T9"><text:line-break/>E-mail: </text:span><text:span text:style-name="T6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7"><text:s text:c="4"/>Destinazione</text:p>
            <text:p text:style-name="P3"><text:placeholder text:placeholder-type="text">&lt;o.partner_id.name&gt;</text:placeholder></text:p>
            <text:p text:style-name="P4">Att.</text:p>
          </table:table-cell>
        </table:table-row>
        <table:table-row table:style-name="Tabella7.1">
          <table:table-cell table:style-name="Tabella7.A1" table:number-columns-spanned="2" office:value-type="string">
            <text:p text:style-name="P2"><draw:custom-shape text:anchor-type="char" draw:z-index="0" draw:style-name="gr1" draw:text-style-name="P45" svg:width="9.408cm" svg:height="0.579cm" svg:x="-0.101cm" svg:y="0.24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style-name="gr5" draw:text-style-name="P45" svg:width="9.408cm" svg:height="1.049cm" svg:x="-0.101cm" svg:y="0.9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7"/>
          </table:table-cell>
        </table:table-row>
        <table:table-row table:style-name="Tabella7.4">
          <table:table-cell table:style-name="Tabella7.A1" table:number-columns-spanned="2" office:value-type="string">
            <text:p text:style-name="P12">Vostro riferimento: <draw:custom-shape text:anchor-type="char" draw:z-index="5" draw:style-name="gr6" draw:text-style-name="P45" svg:width="18.978cm" svg:height="2.481cm" svg:x="-0.101cm" svg:y="1.863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25">Causale:</text:p>
            <text:p text:style-name="P25">Prezzi</text:p>
            <text:p text:style-name="P25">Imballo:</text:p>
            <text:p text:style-name="P25">Trasporto: <text:s/>Resa: 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1">Fare riferimento a: </text:p>
            <text:p text:style-name="P11">Telefono: <text:s/>E-mail: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4"><text:s/>Pagamento</text:p>
          </table:table-cell>
          <table:table-cell table:style-name="Tabella7.A1" table:number-columns-spanned="2" office:value-type="string">
            <text:p text:style-name="P14"/>
          </table:table-cell>
          <table:covered-table-cell/>
        </table:table-row>
        <table:table-row table:style-name="Tabella7.7">
          <table:table-cell table:style-name="Tabella7.A1" office:value-type="string">
            <text:p text:style-name="P14"><text:s/>Beneficiario</text:p>
          </table:table-cell>
          <table:table-cell table:style-name="Tabella7.A1" table:number-columns-spanned="2" office:value-type="string">
            <text:p text:style-name="P14"/>
          </table:table-cell>
          <table:covered-table-cell/>
        </table:table-row>
        <table:table-row table:style-name="Tabella7.7">
          <table:table-cell table:style-name="Tabella7.A1" office:value-type="string">
            <text:p text:style-name="P14"><text:s/>IBAN</text:p>
          </table:table-cell>
          <table:table-cell table:style-name="Tabella7.A1" table:number-columns-spanned="2" office:value-type="string">
            <text:p text:style-name="P14"/>
          </table:table-cell>
          <table:covered-table-cell/>
        </table:table-row>
        <table:table-row table:style-name="Tabella7.7">
          <table:table-cell table:style-name="Tabella7.A1" office:value-type="string">
            <text:p text:style-name="P14"><text:s/>Banca</text:p>
          </table:table-cell>
          <table:table-cell table:style-name="Tabella7.A1" table:number-columns-spanned="2" office:value-type="string">
            <text:p text:style-name="P14"/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14"><text:s/>ABI CAB Conto corrente SWIFT / BIC</text:p>
          </table:table-cell>
          <table:covered-table-cell/>
          <table:covered-table-cell/>
        </table:table-row>
      </table:table>
      <text:p text:style-name="P1"><draw:custom-shape text:anchor-type="char" draw:z-index="7" draw:style-name="gr7" draw:text-style-name="P45" svg:width="19.056cm" svg:height="10.743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5">COD ARTICOLO</text:p>
          </table:table-cell>
          <table:table-cell table:style-name="Tabella3.A1" office:value-type="string">
            <text:p text:style-name="P35">DESCRIZIONE</text:p>
          </table:table-cell>
          <table:table-cell table:style-name="Tabella3.A1" office:value-type="string">
            <text:p text:style-name="P35">CONSEGNA</text:p>
          </table:table-cell>
          <table:table-cell table:style-name="Tabella3.A1" office:value-type="string">
            <text:p text:style-name="P35">QUANTITA'</text:p>
          </table:table-cell>
          <table:table-cell table:style-name="Tabella3.A1" office:value-type="string">
            <text:p text:style-name="P35">PREZZO EURO / t</text:p>
          </table:table-cell>
          <table:table-cell table:style-name="Tabella3.A1" office:value-type="string">
            <text:p text:style-name="P35">TOTALE EUR</text:p>
          </table:table-cell>
        </table:table-row>
        <table:table-row table:style-name="Tabella3.2">
          <table:table-cell table:style-name="Tabella3.A2" table:number-columns-spanned="6" office:value-type="string">
            <text:p text:style-name="P18"><text:placeholder text:placeholder-type="text">&lt;for each="l in o.move_lines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>
                <table:table-cell table:style-name="Tabella4.A1" office:value-type="string">
                  <text:p text:style-name="P18"><text:placeholder text:placeholder-type="text">&lt;l.alias_id.default_code if l.alias_id else l.product_id.default_code&gt;</text:placeholder></text:p>
                </table:table-cell>
                <table:table-cell table:style-name="Tabella4.A1" office:value-type="string">
                  <text:p text:style-name="P16"><text:placeholder text:placeholder-type="text">&lt;l.alias_id.name if l.alias_id else l.name&gt;</text:placeholder></text:p>
                </table:table-cell>
                <table:table-cell table:style-name="Tabella4.A1" office:value-type="string">
                  <text:p text:style-name="P18"><text:placeholder text:placeholder-type="text">&lt;l.date_delivery&gt;</text:placeholder></text:p>
                </table:table-cell>
                <table:table-cell table:style-name="Tabella4.A1" office:value-type="string">
                  <text:p text:style-name="P19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20"><text:s/><text:placeholder text:placeholder-type="text">&lt;formatLang(l.product_qty, digits=get_digits(dp='Account'))&gt;</text:placeholder></text:p>
                </table:table-cell>
                <table:table-cell table:style-name="Tabella4.A1" office:value-type="string">
                  <text:p text:style-name="P22"><text:placeholder text:placeholder-type="text">&lt;formatLang(l.subtotal, digits=get_digits(dp='Account'))&gt;</text:placeholder></text:p>
                </table:table-cell>
              </table:table-row>
            </table:table>
            <text:p text:style-name="P27"><text:s/><text:span text:style-name="T5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31">Spese di trasporto:</text:p>
          </table:table-cell>
          <table:table-cell table:style-name="Tabella1.A1" office:value-type="string">
            <text:p text:style-name="P32">EUR 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26"><draw:custom-shape text:anchor-type="char" draw:z-index="8" draw:style-name="gr8" draw:text-style-name="P45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9" draw:text-style-name="P45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style-name="gr10" draw:text-style-name="P45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" table:number-columns-spanned="2" office:value-type="string">
            <text:p text:style-name="P28">Importo della fornitura</text:p>
          </table:table-cell>
          <table:covered-table-cell/>
          <table:table-cell table:style-name="Tabella2.A1" table:number-columns-spanned="2" office:value-type="string">
            <text:p text:style-name="P28">Totale imponibile</text:p>
          </table:table-cell>
          <table:covered-table-cell/>
          <table:table-cell table:style-name="Tabella2.A1" table:number-columns-spanned="3" office:value-type="string">
            <text:p text:style-name="P28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28">Importo totale della fornitura</text:p>
          </table:table-cell>
          <table:covered-table-cell/>
        </table:table-row>
        <table:table-row>
          <table:table-cell table:style-name="Tabella2.A1" office:value-type="string">
            <text:p text:style-name="P29">EUR</text:p>
          </table:table-cell>
          <table:table-cell table:style-name="Tabella2.A1" office:value-type="string">
            <text:p text:style-name="P29"/>
          </table:table-cell>
          <table:table-cell table:style-name="Tabella2.A1" office:value-type="string">
            <text:p text:style-name="P29">EUR</text:p>
          </table:table-cell>
          <table:table-cell table:style-name="Tabella2.A1" office:value-type="string">
            <text:p text:style-name="P33"/>
          </table:table-cell>
          <table:table-cell table:style-name="Tabella2.A1" office:value-type="string">
            <text:p text:style-name="P29"/>
          </table:table-cell>
          <table:table-cell table:style-name="Tabella2.A1" office:value-type="string">
            <text:p text:style-name="P29">EUR</text:p>
          </table:table-cell>
          <table:table-cell table:style-name="Tabella2.A1" office:value-type="string">
            <text:p text:style-name="P33"/>
          </table:table-cell>
          <table:table-cell table:style-name="Tabella2.A1" office:value-type="string">
            <text:p text:style-name="P30">EUR</text:p>
          </table:table-cell>
          <table:table-cell table:style-name="Tabella2.A1" office:value-type="string">
            <text:p text:style-name="P33"/>
          </table:table-cell>
        </table:table-row>
      </table:table>
      <text:p text:style-name="P9"><draw:custom-shape text:anchor-type="char" draw:z-index="11" draw:style-name="gr11" draw:text-style-name="P45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34">Redat<text:span text:style-name="T13">t</text:span>o da</text:p>
          </table:table-cell>
          <table:table-cell table:style-name="Tabella5.A1" office:value-type="string">
            <text:p text:style-name="P34">Supervisore</text:p>
          </table:table-cell>
          <table:table-cell table:style-name="Tabella5.A1" office:value-type="string">
            <text:p text:style-name="P34">Approvato da</text:p>
          </table:table-cell>
        </table:table-row>
        <table:table-row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6"/>
          </table:table-cell>
        </table:table-row>
      </table:table>
      <text:p text:style-name="P24"><text:s/></text:p>
      <text:p text:style-name="P17"><text:placeholder text:placeholder-type="text">&lt;datetime.now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6.298cm"/>
    </style:style>
    <style:style style:name="Tabella8.B" style:family="table-column">
      <style:table-column-properties style:column-width="2.702cm"/>
    </style:style>
    <style:style style:name="Tabella8.1" style:family="table-row">
      <style:table-row-properties style:row-height="1.1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0.06pt solid #000000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Cornice1" text:anchor-type="as-char" style:rel-width="scale" svg:height="1.005cm" style:rel-height="100%" draw:z-index="6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4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4">iscrizione trib. Bergamo N° 32312 – Reg. Soc. (Vol. 31361) – R.E.A. N° 238988 – Capitale Sociale Euro <text:s/>1.080.000 I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5">CONFERMA D'ORDINE N. <text:span text:style-name="MT5"><text:placeholder text:placeholder-type="text">&lt;o.name&gt;</text:placeholder></text:span><text:span text:style-name="MT5"> </text:span>DATA <text:span text:style-name="MT5"><text:placeholder text:placeholder-type="text">&lt;formatLang(o.date, date=True) if o.date else ""&gt;</text:placeholder></text:span></text:p>
            </table:table-cell>
            <table:table-cell table:style-name="Tabella8.A1" office:value-type="string">
              <text:p text:style-name="MP6">Pag. <text:page-number text:select-page="current">1</text:page-number> di 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07T16:50:16.439264323</dc:date>
    <meta:editing-duration>P5DT16H39M48S</meta:editing-duration>
    <meta:editing-cycles>639</meta:editing-cycles>
    <meta:generator>LibreOffice/4.3.3.2$Linux_X86_64 LibreOffice_project/430m0$Build-2</meta:generator>
    <dc:creator>thebrush </dc:creator>
    <meta:document-statistic meta:table-count="7" meta:image-count="0" meta:object-count="0" meta:page-count="1" meta:paragraph-count="55" meta:word-count="165" meta:character-count="1590" meta:non-whitespace-character-count="1441"/>
    <meta:user-defined meta:name="Info 1"/>
    <meta:user-defined meta:name="Info 2"/>
    <meta:user-defined meta:name="Info 3"/>
    <meta:user-defined meta:name="Info 4"/>
  </office:meta>
</office:document-meta>
</file>